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Ultrasound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EEPROM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#######################################</text:span></text:p>
      <text:p text:style-name="P16"><text:span text:style-name="T16_1">#<text:s/></text:span><text:span text:style-name="T16_2">Constants</text:span><text:span text:style-name="T16_3"><text:s/>(</text:span><text:span text:style-name="T16_4">LITERAL</text:span><text:span text:style-name="T16_5">1)</text:span></text:p>
      <text:p text:style-name="P17"><text:span text:style-name="T17_1">#######################################</text:span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